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Heading_20_1" style:master-page-name="Standard">
      <style:paragraph-properties fo:text-align="justify" style:justify-single-word="false"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tbwmnv5hi4s"/>Graciela López de Montanari</text:p>
      <text:p text:style-name="P1"/>
      <text:p text:style-name="P1"><text:span text:style-name="T1">Formación</text:span>: Licenciada en Sistemas de Información (egresada UTN 1976-1981)</text:p>
      <text:p text:style-name="P1"/>
      <text:p text:style-name="P1"><text:span text:style-name="T1">Experiencia laboral</text:span>: más de 30 años como gerente de proyectos y coordinando equipos de trabajo en sistemas complejos y de alcance nacional en organismos públicos y en proyectos independientes. </text:p>
      <text:p text:style-name="P1"/>
      <text:p text:style-name="P1">1996-2020 - Gerente de Proyectos Informáticos (Ministerio de Trabajo de la Nación)</text:p>
      <text:p text:style-name="P1">1992-1996 - Responsable de Proyectos Informáticos (Ministerio de Trabajo de la Nación)</text:p>
      <text:p text:style-name="P1">1986-1990 - Subgerente de Recaudaciones (ANSES)</text:p>
      <text:p text:style-name="P1">1976-1986 - Jefa de la División de Informática y Estadística (ANSES)</text:p>
      <text:p text:style-name="P1"/>
      <text:p text:style-name="P1">1981-1985 - Miembro Comisión Directiva Asociación de Graduados de Sistemas de la UTN</text:p>
      <text:p text:style-name="P1">1981-1985 - Miembro Comisión Directiva de la Asociación de Graduados de Sistemas de la UTN</text:p>
      <text:p text:style-name="P1"/>
      <text:p text:style-name="P1"><text:span text:style-name="T1">Roles</text:span>: Gerente de proyecto</text:p>
      <text:p text:style-name="P2"/>
      <text:p text:style-name="P1"><text:span text:style-name="T1">Idiomas</text:span>:</text:p>
      <text:p text:style-name="P1">Castellano: lectura, escritura, conversación avanzado</text:p>
      <text:p text:style-name="P1">Inglés: lectura, escritura</text:p>
      <text:p text:style-name="P1"/>
      <text:p text:style-name="P3"><text:bookmark text:name="_k4gfof3hk1l"/>Sebastián Scarano</text:p>
      <text:p text:style-name="P1"/>
      <text:p text:style-name="P1"><text:span text:style-name="T1">Formación</text:span>: Ingeniero en Sistemas de Información (egresado UTN 1994-2000)</text:p>
      <text:p text:style-name="P1"/>
      <text:p text:style-name="P1"><text:span text:style-name="T1">Experiencia laboral</text:span>: más de 20 años haciendo sistemas en organismos públicos nacionales y en proyectos independientes.</text:p>
      <text:p text:style-name="P1"><text:soft-page-break/></text:p>
      <text:p text:style-name="P1"><text:span text:style-name="T1">Roles</text:span>: Senior Software Engineer</text:p>
      <text:p text:style-name="P1"/>
      <text:p text:style-name="P1"><text:span text:style-name="T1">Skills</text:span>:</text:p>
      <text:p text:style-name="P1"/>
      <text:p text:style-name="P1"><text:span text:style-name="T1">Frontend</text:span>: JS/ES6 Svelte TypeScript Bootstrap Tailwind (nociones de React Vue)</text:p>
      <text:p text:style-name="P1"><text:span text:style-name="T1">Backend</text:span>: Node.js Express/NestJS/FoalTS PHP C#/.Net Core (nociones de Java Scala Python)</text:p>
      <text:p text:style-name="P1"><text:span text:style-name="T1">Databases</text:span>: MSSQL MySql PostgreSQL (nociones de MongoDB)</text:p>
      <text:p text:style-name="P1"><text:span text:style-name="T1">Tools</text:span>: git github/gitlab VSCode REST/SOAP Docker</text:p>
      <text:p text:style-name="P1"/>
      <text:p text:style-name="P1"><text:span text:style-name="T1">Idiomas</text:span>:</text:p>
      <text:p text:style-name="P1">Castellano: lectura, escritura, conversación avanzado</text:p>
      <text:p text:style-name="P1">Inglés: lectura, escritura, conversación avanzado</text:p>
      <text:p text:style-name="P1">Portugués: lectura</text:p>
      <text:p text:style-name="P1">Francés: lectura</text:p>
      <text:p text:style-name="P1"/>
      <text:p text:style-name="P3"><text:bookmark text:name="_vdj1mebjnxe"/>Leandro Gatti</text:p>
      <text:p text:style-name="P1"/>
      <text:p text:style-name="P1"><text:span text:style-name="T1">Formación</text:span>: Licenciado en Ciencias de la Computación (UBA - en curso, restan 4 materias)</text:p>
      <text:p text:style-name="P1"/>
      <text:p text:style-name="P1"><text:span text:style-name="T1">Experiencia laboral</text:span>: más de 20 años haciendo sistemas en organismos públicos nacionales y en proyectos independientes.</text:p>
      <text:p text:style-name="P1"/>
      <text:p text:style-name="P1"><text:span text:style-name="T1">Roles</text:span>: Senior Software Engineer</text:p>
      <text:p text:style-name="P1"/>
      <text:p text:style-name="P1"><text:span text:style-name="T1">Skills</text:span>:</text:p>
      <text:p text:style-name="P1"/>
      <text:p text:style-name="P1"><text:soft-page-break/><text:span text:style-name="T1">Frontend</text:span>: JS/ES6 Svelte TypeScript Bootstrap Tailwind</text:p>
      <text:p text:style-name="P1"><text:span text:style-name="T1">Backend</text:span>: Node.js Express/NestJS PHP C#/.Net Core</text:p>
      <text:p text:style-name="P1"><text:span text:style-name="T1">Databases</text:span>: MSSQL MySql PostgreSQL (nociones de MongoDB)</text:p>
      <text:p text:style-name="P1"><text:span text:style-name="T1">Tools</text:span>: git github/gitlab VSCode REST/SOAP Docker Elastic/Logstash/Kibana</text:p>
      <text:p text:style-name="P1"/>
      <text:p text:style-name="P1"><text:span text:style-name="T1">Idiomas</text:span>:</text:p>
      <text:p text:style-name="P1">Castellano: lectura, escritura, conversación avanzado</text:p>
      <text:p text:style-name="P1">Inglés: lectura, escritura</text:p>
      <text:p text:style-name="P1"/>
      <text:p text:style-name="P3"><text:bookmark text:name="_m39dickz8thm"/>Adrian Nigro</text:p>
      <text:p text:style-name="P1"/>
      <text:p text:style-name="P1"><text:span text:style-name="T1">Formación</text:span>: Ingeniero en Sistemas de Información (egresado UTN 1994-2001)</text:p>
      <text:p text:style-name="P1"/>
      <text:p text:style-name="P1"><text:span text:style-name="T1">Experiencia laboral</text:span>: programador y analista de sistemas colaborando con Microsoft Argentina, participando en el desarrollo de los conocidos Moq y Visual T4 de .NET en Clarius Consulting y otros.</text:p>
      <text:p text:style-name="P1"/>
      <text:p text:style-name="P1"><text:span text:style-name="T1">Roles</text:span>: Senior Software Engineer</text:p>
      <text:p text:style-name="P1"/>
      <text:p text:style-name="P1"><text:span text:style-name="T1">Skills</text:span>:</text:p>
      <text:p text:style-name="P1"/>
      <text:p text:style-name="P1"><text:span text:style-name="T1">Frontend</text:span>: JS/ES6 Svelte TypeScript Bootstrap AdminLTE</text:p>
      <text:p text:style-name="P1"><text:span text:style-name="T1">Backend</text:span>: Node.js C#/.Net Core (nociones de Java Python)</text:p>
      <text:p text:style-name="P1"><text:span text:style-name="T1">Databases</text:span>: MSSQL MySql </text:p>
      <text:p text:style-name="P1"><text:span text:style-name="T1">Tools</text:span>: git github/gitlab VSCode REST/SOAP</text:p>
      <text:p text:style-name="P1"/>
      <text:p text:style-name="P1"><text:span text:style-name="T1">Idiomas</text:span>:</text:p>
      <text:p text:style-name="P1">Castellano: lectura, escritura, conversación avanzado<text:line-break/>Italiano: lectura, escritura, conversación avanzado</text:p>
      <text:p text:style-name="P1"><text:soft-page-break/>Inglés: lectura, escritura, conversación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51" meta:word-count="359" meta:character-count="2732" meta:non-whitespace-character-count="2421"/>
    <meta:generator>LibreOfficeDev/6.0.5.2$Linux_X86_64 LibreOffice_project/</meta:generator>
  </office:meta>
</office:document-meta>
</file>